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officeooo:rsid="00014884" officeooo:paragraph-rsid="00014884"/>
    </style:style>
    <style:style style:name="P2" style:family="paragraph" style:parent-style-name="Text_20_body">
      <style:text-properties fo:language="fr" fo:country="FR" officeooo:rsid="00035133" officeooo:paragraph-rsid="00035133"/>
    </style:style>
    <style:style style:name="P3" style:family="paragraph" style:parent-style-name="Text_20_body">
      <style:text-properties fo:language="fr" fo:country="FR" officeooo:rsid="00074925" officeooo:paragraph-rsid="00074925"/>
    </style:style>
    <style:style style:name="P4" style:family="paragraph" style:parent-style-name="Text_20_body">
      <style:text-properties fo:language="fr" fo:country="FR" officeooo:rsid="00094193" officeooo:paragraph-rsid="00094193"/>
    </style:style>
    <style:style style:name="P5" style:family="paragraph" style:parent-style-name="Text_20_body">
      <style:text-properties fo:language="fr" fo:country="FR" officeooo:rsid="000ae859" officeooo:paragraph-rsid="000ae859"/>
    </style:style>
    <style:style style:name="P6" style:family="paragraph" style:parent-style-name="Text_20_body">
      <style:text-properties fo:language="fr" fo:country="FR" officeooo:rsid="000b579b" officeooo:paragraph-rsid="000b579b"/>
    </style:style>
    <style:style style:name="P7" style:family="paragraph" style:parent-style-name="Title">
      <style:text-properties fo:language="fr" fo:country="FR" officeooo:rsid="00014884" officeooo:paragraph-rsid="00014884"/>
    </style:style>
    <style:style style:name="T1" style:family="text">
      <style:text-properties style:text-underline-style="solid" style:text-underline-width="auto" style:text-underline-color="font-color"/>
    </style:style>
    <style:style style:name="T2" style:family="text">
      <style:text-properties officeooo:rsid="00054f95"/>
    </style:style>
    <style:style style:name="T3" style:family="text">
      <style:text-properties officeooo:rsid="00094193"/>
    </style:style>
    <style:style style:name="T4" style:family="text">
      <style:text-properties officeooo:rsid="000b579b"/>
    </style:style>
    <style:style style:name="T5" style:family="text">
      <style:text-properties officeooo:rsid="000c2e9a"/>
    </style:style>
    <style:style style:name="T6" style:family="text">
      <style:text-properties officeooo:rsid="000e1a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hier des charges</text:p>
      <text:p text:style-name="P1"/>
      <text:p text:style-name="P2">Création d’un algorithme pour gérer les rencontres : Quels paramètres prendre en compte, comment l’intégrer à l’application.</text:p>
      <text:p text:style-name="P2"/>
      <text:p text:style-name="P2">Profil des utilisateurs : <text:span text:style-name="T3">Prénom, a</text:span>ge, sexe, <text:span text:style-name="T1">filière</text:span>, photos, <text:s/>description (squelette de question). <text:span text:style-name="T2">Préférence de rencontre.</text:span></text:p>
      <text:p text:style-name="P2"/>
      <text:p text:style-name="P2">Application mobile Android &amp; iOS + site web (si application <text:span text:style-name="T6">mobile</text:span> fini).</text:p>
      <text:p text:style-name="P2"/>
      <text:p text:style-name="P3">Une fois le profil créé pour un utilisateur, deux profils s’affichent sur son écran (basé sur ses préférences de rencontre (H/F/les deux)) et il doit sélectionner le profil qui lui plaît le plus. Basé sur les sélections de tout les utilisateurs de la base cela calcul un elo. Les rencontres sont créés aléatoirement entre deux personnes d’elo plus ou moins égal. </text:p>
      <text:p text:style-name="P3"/>
      <text:p text:style-name="P3">Possibilité de supprimer son compte, ou de modifier les informations.</text:p>
      <text:p text:style-name="P4">Créer une messagerie en direct, la messagerie ne supporte que le texte et les emojis.</text:p>
      <text:p text:style-name="P5">Supprimer une rencontre.</text:p>
      <text:p text:style-name="P6">Un menu présentant toutes les rencontres actuel<text:span text:style-name="T5">le</text:span>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5-10T14:35:29.062000000</dc:date>
    <meta:editing-duration>PT15M21S</meta:editing-duration>
    <meta:editing-cycles>9</meta:editing-cycles>
    <meta:document-statistic meta:table-count="0" meta:image-count="0" meta:object-count="0" meta:page-count="1" meta:paragraph-count="9" meta:word-count="144" meta:character-count="932" meta:non-whitespace-character-count="794"/>
  </office:meta>
</office:document-meta>
</file>